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ctnessSelector.Strictness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nessSelector.determineStrictness( Stubbing stubbing , MockCreationSettings mockSettings , Strictness testLevelStrictne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